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fo:color="#ffffff" loext:opacity="100%" style:font-name="Calibri" fo:font-size="16pt" officeooo:rsid="000fb3d2" officeooo:paragraph-rsid="000fb3d2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0fb3d2" officeooo:paragraph-rsid="000fb3d2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1d35" loext:opacity="100%" style:font-name="Google Sans" fo:font-size="12pt" fo:letter-spacing="normal" fo:font-style="normal" fo:font-weight="bold" officeooo:rsid="000fb3d2" officeooo:paragraph-rsid="000fb3d2"/>
    </style:style>
    <style:style style:name="P4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style:font-name="Calibri" officeooo:rsid="000fb3d2" officeooo:paragraph-rsid="000fb3d2"/>
    </style:style>
    <style:style style:name="P5" style:family="paragraph" style:parent-style-name="Standard">
      <style:paragraph-properties fo:text-align="justify" style:justify-single-word="false"/>
      <style:text-properties style:font-name="Calibri" officeooo:rsid="000fb3d2" officeooo:paragraph-rsid="000fb3d2"/>
    </style:style>
    <style:style style:name="P6" style:family="paragraph" style:parent-style-name="Standard">
      <style:paragraph-properties fo:text-align="justify" style:justify-single-word="false"/>
      <style:text-properties officeooo:rsid="000fb3d2" officeooo:paragraph-rsid="000fb3d2"/>
    </style:style>
    <style:style style:name="P7" style:family="paragraph" style:parent-style-name="Standard">
      <style:paragraph-properties fo:text-align="justify" style:justify-single-word="false" fo:hyphenation-ladder-count="no-limit" fo:hyphenation-keep="auto" loext:hyphenation-keep-type="column" loext:hyphenation-keep-line="false"/>
      <style:text-properties style:font-name="Calibri" officeooo:rsid="000fb3d2" officeooo:paragraph-rsid="000fb3d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style:font-name="Calibri" officeooo:rsid="000fb3d2" officeooo:paragraph-rsid="00148aca"/>
    </style:style>
    <style:style style:name="P9" style:family="paragraph" style:parent-style-name="Standard">
      <style:paragraph-properties fo:text-align="justify" style:justify-single-word="false"/>
      <style:text-properties style:font-name="Calibri" officeooo:rsid="000fb3d2" officeooo:paragraph-rsid="00148aca"/>
    </style:style>
    <style:style style:name="P10" style:family="paragraph" style:parent-style-name="Standard">
      <loext:graphic-properties draw:fill="solid" draw:fill-color="#b2b2b2" draw:opacity="100%"/>
      <style:paragraph-properties fo:margin-left="1.199cm" fo:margin-right="1cm" fo:text-align="justify" style:justify-single-word="false" fo:text-indent="0cm" style:auto-text-indent="false" fo:background-color="#b2b2b2"/>
      <style:text-properties style:font-name="Calibri" officeooo:rsid="000fb3d2" officeooo:paragraph-rsid="000fb3d2"/>
    </style:style>
    <style:style style:name="P11" style:family="paragraph" style:parent-style-name="Standard">
      <style:paragraph-properties fo:text-align="justify" style:justify-single-word="false"/>
      <style:text-properties style:font-name="Calibri" officeooo:rsid="0015d2d1" officeooo:paragraph-rsid="0015d2d1"/>
    </style:style>
    <style:style style:name="P12" style:family="paragraph" style:parent-style-name="Standard">
      <loext:graphic-properties draw:fill="solid" draw:fill-color="#b2b2b2" draw:opacity="100%"/>
      <style:paragraph-properties fo:margin-left="1.199cm" fo:margin-right="1cm" fo:text-align="justify" style:justify-single-word="false" fo:text-indent="0cm" style:auto-text-indent="false" fo:background-color="#b2b2b2"/>
      <style:text-properties style:font-name="Calibri" officeooo:rsid="000fb3d2" officeooo:paragraph-rsid="0015d2d1"/>
    </style:style>
    <style:style style:name="P13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style:font-name="Calibri" officeooo:rsid="001539e7" officeooo:paragraph-rsid="001539e7"/>
    </style:style>
    <style:style style:name="P14" style:family="paragraph" style:parent-style-name="Standard" style:master-page-name="">
      <loext:graphic-properties draw:fill="solid" draw:fill-color="#b2b2b2" draw:opacity="100%"/>
      <style:paragraph-properties fo:margin-left="1.199cm" fo:margin-right="1cm" fo:text-align="justify" style:justify-single-word="false" fo:text-indent="0cm" style:auto-text-indent="false" style:page-number="auto" fo:background-color="#b2b2b2"/>
      <style:text-properties style:font-name="Calibri" officeooo:rsid="001539e7" officeooo:paragraph-rsid="001539e7"/>
    </style:style>
    <style:style style:name="P15" style:family="paragraph" style:parent-style-name="Standard">
      <style:paragraph-properties fo:text-align="justify" style:justify-single-word="false"/>
      <style:text-properties style:font-name="Calibri" officeooo:rsid="001539e7" officeooo:paragraph-rsid="001539e7"/>
    </style:style>
    <style:style style:name="T1" style:family="text">
      <style:text-properties officeooo:rsid="0012d2d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1d35" loext:opacity="100%" style:font-name="Google Sans" fo:font-size="12pt" fo:letter-spacing="normal" fo:font-style="normal"/>
    </style:style>
    <style:style style:name="T4" style:family="text">
      <style:text-properties fo:font-variant="normal" fo:text-transform="none" fo:color="#001d35" loext:opacity="100%" style:font-name="Google Sans" fo:font-size="12pt" fo:letter-spacing="normal" fo:font-style="normal" fo:font-weight="bold" style:font-weight-asian="bold" style:font-weight-complex="bold"/>
    </style:style>
    <style:style style:name="T5" style:family="text">
      <style:text-properties fo:color="#ffffff" loext:opacity="100%"/>
    </style:style>
    <style:style style:name="T6" style:family="text">
      <style:text-properties style:font-name="Calibri"/>
    </style:style>
    <style:style style:name="T7" style:family="text">
      <style:text-properties fo:font-variant="normal" fo:text-transform="none" fo:color="#0a0a0a" loext:opacity="100%" style:font-name="Calibri" fo:font-size="10.5pt" fo:letter-spacing="normal" fo:font-style="normal" fo:font-weight="normal" fo:background-color="#f3f5f6" loext:char-shading-value="0" loext:padding-left="0cm" loext:padding-right="0cm" loext:padding-top="0.053cm" loext:padding-bottom="0.053cm" loext:border-left="none" loext:border-right="none" loext:border-top="0.74pt solid #f3f5f6" loext:border-bottom="0.74pt solid #f3f5f6"/>
    </style:style>
    <style:style style:name="T8" style:family="text">
      <style:text-properties fo:font-variant="normal" fo:text-transform="none" fo:color="#0a0a0a" loext:opacity="100%" style:font-name="Calibri" fo:letter-spacing="normal"/>
    </style:style>
    <style:style style:name="T9" style:family="text">
      <style:text-properties fo:font-variant="normal" fo:text-transform="none" fo:color="#0a0a0a" loext:opacity="100%" style:font-name="Calibri" fo:font-size="12pt" fo:letter-spacing="normal" fo:font-style="normal" fo:font-weight="normal"/>
    </style:style>
    <style:style style:name="T10" style:family="text">
      <style:text-properties fo:font-variant="normal" fo:text-transform="none" fo:color="#1a0dab" loext:opacity="100%" style:font-name="Calibri" fo:font-size="12pt" fo:letter-spacing="normal" fo:font-style="normal" style:text-underline-style="solid" style:text-underline-width="auto" style:text-underline-color="font-color" fo:font-weight="normal"/>
    </style:style>
    <style:style style:name="T11" style:family="text">
      <style:text-properties officeooo:rsid="00148aca"/>
    </style:style>
    <style:style style:name="T12" style:family="text">
      <style:text-properties officeooo:rsid="0015d2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<text:span text:style-name="T1">x Git</text:span>Hub</text:p>
      <text:p text:style-name="P2"><text:span text:style-name="T2">Git</text:span> é um sistema de controle de versão que rastreia alterações em ficheiros, permitindo gerir o histórico de um projeto localmente<text:span text:style-name="T3">. O </text:span><text:span text:style-name="T4">GitHub</text:span><text:span text:style-name="T3"> é uma plataforma online (um repositório remoto) que usa o Git para hospedar projetos, permitindo a colaboração entre desenvolvedores, partilha de código e backup na nuvem.</text:span></text:p>
      <text:p text:style-name="P3"/>
      <text:p text:style-name="P4">Git</text:p>
      <text:p text:style-name="P5"/>
      <text:p text:style-name="P4">.<text:span text:style-name="T5">gitignore</text:span></text:p>
      <text:p text:style-name="P6"><text:span text:style-name="T6">Um arquivo </text:span><text:span text:style-name="Source_20_Text"><text:span text:style-name="T7">.gitignore</text:span></text:span><text:span text:style-name="T8"> </text:span><text:span text:style-name="T9">é um arquivo de texto que diz ao </text:span><text:a xlink:type="simple" xlink:href="https://git-scm.com/docs/gitignore/pt_BR" office:target-frame-name="_blank" xlink:show="new" text:style-name="Internet_20_link" text:visited-style-name="Visited_20_Internet_20_Link"><text:span text:style-name="T10">Git</text:span></text:a><text:span text:style-name="T8"> </text:span><text:span text:style-name="T9">quais arquivos e pastas ele deve </text:span><text:span text:style-name="Strong_20_Emphasis"><text:span text:style-name="T9">ignorar</text:span></text:span><text:span text:style-name="T8"> </text:span><text:span text:style-name="T9">em um repositório, ou seja, não rastrear nem fazer commit. Isso ajuda a manter o repositório limpo, impedindo que arquivos temporários, dados de configuração local ou arquivos de módulos externos sejam adicionados. Ao listar esses arquivos em um padrão dentro do </text:span><text:span text:style-name="Source_20_Text"><text:span text:style-name="T7">.gitignore</text:span></text:span><text:span text:style-name="T9">, eles ficam fora do controle de versão do Git e não aparecerão em cópias de outros colaboradores.</text:span></text:p>
      <text:p text:style-name="P6"><text:a xlink:type="simple" xlink:href="https://www.toptal.com/developers/gitignore/" text:style-name="Internet_20_link" text:visited-style-name="Visited_20_Internet_20_Link"><text:span text:style-name="T6">https://www.toptal.com/developers/gitignore/</text:span></text:a></text:p>
      <text:p text:style-name="P5">Ferramenta para criar gitignore, pesquisei por node e ela criou.</text:p>
      <text:p text:style-name="P7"/>
      <text:p text:style-name="P8">Fazer um “fork” no GitHub</text:p>
      <text:p text:style-name="P9">Se queres ter o repo do professor na tua conta do GitHub. Se o repositório for público ou permitir fork:</text:p>
      <text:p text:style-name="P9"><text:span text:style-name="T11">1) </text:span>Vai ao repositório do professor no GitHub.</text:p>
      <text:p text:style-name="P9"><text:span text:style-name="T11">2) </text:span>Clica no botão Fork.</text:p>
      <text:p text:style-name="P9"><text:span text:style-name="T11">3) </text:span>Escolhe criar o fork na tua conta.</text:p>
      <text:p text:style-name="P9">Agora o repositório do professor aparece dentro da tua conta GitHub, e tu podes clonar, atualizar, etc.</text:p>
      <text:p text:style-name="P8"><text:span text:style-name="T5">Por que adicionar upstream?</text:span></text:p>
      <text:p text:style-name="P9">Porque agora tens duas origens:</text:p>
      <text:p text:style-name="P9">origin → o teu fork (na tua conta)</text:p>
      <text:p text:style-name="P9">upstream → o repositório original do professor</text:p>
      <text:p text:style-name="P9">Assim, quando o professor atualizar o repo dele, podes sincronizar com o teu fork.</text:p>
      <text:p text:style-name="P10">git remote add upstream https://github.com/USUARIO-DO-PROFESSOR/NOME-DO-REPO.git</text:p>
      <text:p text:style-name="P11">Remover upstream</text:p>
      <text:p text:style-name="P12">git remote <text:span text:style-name="T12">remove</text:span> upstream</text:p>
      <text:p text:style-name="P5"/>
      <text:p text:style-name="P13">Verificar os repositórios remotos</text:p>
      <text:p text:style-name="P14">git remote -v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09:36:27.393459000</meta:creation-date>
    <dc:date>2025-11-18T10:12:02.129036900</dc:date>
    <meta:editing-duration>PT35M32S</meta:editing-duration>
    <meta:editing-cycles>6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23" meta:word-count="262" meta:character-count="1641" meta:non-whitespace-character-count="1402"/>
  </office:meta>
</office:document-meta>
</file>